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draw:fill="none" fo:clip="rect(0in, 0in, 6.60281in, 0in)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draw:fill="none" fo:clip="rect(9.99785in, 0in, 0in, 0in)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hatbot LF6</text:span><text:span text:style-name="a382" text:class-names=""/></text:p>
          </draw:text-box>
          <svg:title/>
          <svg:desc/>
        </draw:frame>
        <draw:frame draw:id="id64" presentation:style-name="a388" draw:name="Untertitel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Gruppe 2</text:span><text:span text:style-name="a386" text:class-names=""/></text:p>
          </draw:text-box>
          <svg:title/>
          <svg:desc/>
        </draw:frame>
      </draw:page>
      <draw:page draw:name="Slide3" draw:style-name="a389" draw:master-page-name="Master1-Layout2-obj-Titel-und-Inhalt" presentation:presentation-page-layout-name="Master1-PPL2" draw:id="Slide-258">
        <draw:frame draw:id="id65" presentation:style-name="a393" draw:name="Titel 1" svg:x="0.91667in" svg:y="0.21397in" svg:width="3.09419in" svg:height="1.44965in" presentation:class="title" presentation:placeholder="false">
          <draw:text-box>
            <text:p text:style-name="a392" text:class-names="" text:cond-style-name=""><text:span text:style-name="a390" text:class-names="">eEPK</text:span><text:span text:style-name="a391" text:class-names=""/></text:p>
          </draw:text-box>
          <svg:title/>
          <svg:desc/>
        </draw:frame>
        <draw:frame draw:id="id66" presentation:style-name="a394" draw:name="Inhaltsplatzhalter 4" svg:x="4.01086in" svg:y="0.18403in" svg:width="8.40581in" svg:height="7.102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Text, Diagramm, Entwurf, Zeichnung enthält.

Automatisch generierte Beschreibung</svg:desc>
        </draw:frame>
      </draw:page>
      <draw:page draw:name="Slide4" draw:style-name="a395" draw:master-page-name="Master1-Layout2-obj-Titel-und-Inhalt" presentation:presentation-page-layout-name="Master1-PPL2" draw:id="Slide-259">
        <draw:frame draw:id="id67" presentation:style-name="a39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97" draw:name="Inhaltsplatzhalter 4" svg:x="2.21919in" svg:y="1.84896in" svg:width="9.75998in" svg:height="5.40856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Text, Diagramm, Entwurf, Zeichnung enthält.

Automatisch generierte Beschreibung</svg:desc>
        </draw:frame>
      </draw:page>
      <draw:page draw:name="Slide2" draw:style-name="a398" draw:master-page-name="Master1-Layout2-obj-Titel-und-Inhalt" presentation:presentation-page-layout-name="Master1-PPL2" draw:id="Slide-257">
        <draw:frame draw:id="id69" presentation:style-name="a402" draw:name="Titel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Test Strategie</text:span><text:span text:style-name="a400" text:class-names=""/></text:p>
          </draw:text-box>
          <svg:title/>
          <svg:desc/>
        </draw:frame>
        <draw:frame draw:id="id70" presentation:style-name="a403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04" draw:master-page-name="Master1-Layout2-obj-Titel-und-Inhalt" presentation:presentation-page-layout-name="Master1-PPL2" draw:id="Slide-260">
        <draw:frame draw:id="id71" presentation:style-name="a412" draw:name="Titel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5" text:class-names="">Dokumentation</text:span><text:span text:style-name="a406" text:class-names=""><text:s text:c="1"/></text:span><text:span text:style-name="a407" text:class-names="">von</text:span><text:span text:style-name="a408" text:class-names=""><text:s text:c="1"/></text:span><text:span text:style-name="a409" text:class-names="">Nichtbeantwortun</text:span><text:span text:style-name="a410" text:class-names="">g</text:span></text:p>
          </draw:text-box>
          <svg:title/>
          <svg:desc/>
        </draw:frame>
        <draw:frame draw:id="id72" presentation:style-name="a413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hatbot LF6</dc:title>
    <meta:initial-creator>Tobias Alexander</meta:initial-creator>
    <dc:creator>Tobias Alexander</dc:creator>
    <meta:creation-date>2023-06-05T08:12:39Z</meta:creation-date>
    <dc:date>2023-06-05T08:41:00Z</dc:date>
    <meta:editing-cycles>1</meta:editing-cycles>
    <meta:editing-duration>PT0S</meta:editing-duration>
    <meta:document-statistic meta:paragraph-count="5" meta:word-count="10"/>
  </office:meta>
</office:document-meta>
</file>